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5-10-08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5-04-2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5-01-1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4-10-1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4-07-2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4-04-16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4-02-15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3-10-31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3-03-16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2-10-18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2-06-16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2-03-02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1-12-0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0-10-05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0-06-05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20-03-05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9-11-07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9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8-11-29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8-09-1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8-04-09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8-01-11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7-04-21 0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6-10-11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6-01-13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5-10-06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5-02-13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4-07-15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4-04-16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4-01-29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3-10-16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3-04-05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3-02-08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2-10-10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2-05-04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2-01-12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1-09-09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0-10-12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0-08-06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0-04-07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10-02-12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9-11-04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9-08-0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9-04-14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9-01-08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8-10-1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8-07-0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8-04-0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8-01-10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7-07-02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7-04-02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7-01-2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6-10-1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6-07-0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6-04-2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6-01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5-10-0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5-07-05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5-03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4-11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4-07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4-04-2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2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2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1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1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0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0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0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200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9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8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7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7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6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5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5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4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3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3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3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2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2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1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0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90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9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9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9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9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8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7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5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5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4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4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2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0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80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9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8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7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7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7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6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6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6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5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5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5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5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3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3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2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1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70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9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9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8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8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8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7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7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6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6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6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5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5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814</text:p>
          </table:table-cell>
          <table:table-cell office:value-type="string" calcext:value-type="string">
            <text:p>13S/14E-33DAD</text:p>
          </table:table-cell>
          <table:table-cell office:value-type="string" calcext:value-type="string">
            <text:p>1964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0" meta:object-count="0"/>
    <meta:user-defined meta:name="AppVersion">3.0</meta:user-defined>
  </office:meta>
</office:document-meta>
</file>